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5pt" style:font-size-asian="15pt"/>
    </style:style>
    <style:style style:name="T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8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0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1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3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14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15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1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7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18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FF" fo:font-size="12pt" style:font-size-asian="12pt" style:text-underline-type="single" style:text-underline-style="solid" style:text-underline-width="auto" style:text-underline-mode="continuous"/>
    </style:style>
    <style:style style:name="T19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FF" fo:font-size="12pt" style:font-size-asian="12pt" style:text-underline-type="single" style:text-underline-style="solid" style:text-underline-width="auto" style:text-underline-mode="continuous"/>
    </style:style>
    <style:style style:name="T20" style:parent-style-name="Hyperlink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21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2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3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2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P25" style:parent-style-name="Normal" style:family="paragraph">
      <style:paragraph-properties>
        <style:tab-stops>
          <style:tab-stop style:type="left" style:position="1.65in"/>
        </style:tab-stops>
      </style:paragraph-properties>
    </style:style>
    <style:style style:name="T2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9" style:parent-style-name="Hyperlink" style:family="text">
      <style:text-properties style:font-name="Liberation Serif" style:font-name-asian="Liberation Serif" style:font-name-complex="Liberation Serif" fo:font-size="12pt" style:font-size-asian="12pt"/>
    </style:style>
    <style:style style:name="T3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1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32" style:parent-style-name="Hyperlink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3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6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3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8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3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4" style:parent-style-name="DefaultParagraphFont" style:family="text">
      <style:text-properties style:font-name="Liberation Serif" style:font-name-asian="Liberation Serif" style:font-name-complex="Liberation Serif" fo:color="#C9211E" fo:font-size="12pt" style:font-size-asian="12pt"/>
    </style:style>
    <style:style style:name="T4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7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4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9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5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3" style:parent-style-name="DefaultParagraphFont" style:family="text">
      <style:text-properties style:font-name="Liberation Serif" style:font-name-asian="Liberation Serif" style:font-name-complex="Liberation Serif" fo:color="#00A933" fo:font-size="12pt" style:font-size-asian="12pt"/>
    </style:style>
    <style:style style:name="T5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5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5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7" style:parent-style-name="DefaultParagraphFont" style:family="text">
      <style:text-properties style:font-name="Liberation Serif" style:font-name-asian="Liberation Serif" style:font-name-complex="Liberation Serif" fo:color="#0000FF" fo:font-size="12pt" style:font-size-asian="12pt" style:text-underline-type="single" style:text-underline-style="solid" style:text-underline-width="auto" style:text-underline-mode="continuous"/>
    </style:style>
    <style:style style:name="T5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1" style:parent-style-name="Hyperlink" style:family="text">
      <style:text-properties style:font-name="Liberation Serif" style:font-name-asian="Liberation Serif" style:font-name-complex="Liberation Serif" fo:font-size="12pt" style:font-size-asian="12pt"/>
    </style:style>
    <style:style style:name="T6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3" style:parent-style-name="DefaultParagraphFont" style:family="text">
      <style:text-properties style:font-name="Liberation Serif" style:font-name-asian="Liberation Serif" style:font-name-complex="Liberation Serif" fo:color="#0000FF" fo:font-size="12pt" style:font-size-asian="12pt" style:text-underline-type="single" style:text-underline-style="solid" style:text-underline-width="auto" style:text-underline-mode="continuous"/>
    </style:style>
    <style:style style:name="T64" style:parent-style-name="DefaultParagraphFont" style:family="text">
      <style:text-properties style:font-name="Liberation Serif" style:font-name-asian="Liberation Serif" style:font-name-complex="Liberation Serif" fo:color="#0000FF" fo:font-size="12pt" style:font-size-asian="12pt" style:text-underline-type="single" style:text-underline-style="solid" style:text-underline-width="auto" style:text-underline-mode="continuous"/>
    </style:style>
    <style:style style:name="T6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</office:automatic-styles>
  <office:body>
    <office:text text:use-soft-page-breaks="true">
      <text:p text:style-name="P1"><text:span text:style-name="T2">Assignment No :2</text:span></text:p>
      <text:p text:style-name="Normal"><text:span text:style-name="T3">GitHub</text:span></text:p>
      <text:p text:style-name="Normal"><text:span text:style-name="T4">----------------------------------------------------------------------------------------------------------------------</text:span></text:p>
      <text:p text:style-name="Normal"><text:span text:style-name="T5">pl-20@pl20-OptiPlex-3020:~$<text:s/></text:span><text:span text:style-name="T6">sudo apt update</text:span></text:p>
      <text:p text:style-name="Normal"><text:span text:style-name="T7">pl-20@pl20-OptiPlex-3020:~$<text:s/></text:span><text:span text:style-name="T8">sudo apt install git</text:span></text:p>
      <text:p text:style-name="Normal"><text:span text:style-name="T9">pl-20@pl20-OptiPlex-3020:~$<text:s/></text:span><text:span text:style-name="T10">git –version</text:span></text:p>
      <text:p text:style-name="Normal"/>
      <text:p text:style-name="Normal"><text:span text:style-name="T11">git version 2.25.1</text:span></text:p>
      <text:p text:style-name="Normal"/>
      <text:p text:style-name="Normal"><text:span text:style-name="T12">pl-20@pl20-OptiPlex-3020:~$<text:s/></text:span><text:span text:style-name="T13">git config --global user.name "</text:span><text:span text:style-name="T14">Poorvita</text:span><text:span text:style-name="T15">"</text:span></text:p>
      <text:p text:style-name="Normal"><text:span text:style-name="T16">pl-20@pl20-OptiPlex-3020:~$<text:s/></text:span><text:span text:style-name="T17">git config --global user.email "</text:span><text:a xlink:href="mailto:kbtug20255@kbtcoe.org" office:target-frame-name="_top" xlink:show="replace"><text:span text:style-name="T18">kbtug20</text:span></text:a><text:span text:style-name="T19">240</text:span></text:p>
      <text:p text:style-name="Normal"><text:a xlink:href="../%20HYPERLINK%20%22mailto:kbtug20240@kbtcoe.org%22@kbtcoe.org" office:target-frame-name="_top" xlink:show="replace"><text:span text:style-name="T20"><text:s/>HYPERLINK "mailto:kbtug20240@kbtcoe.org"@kbtcoe.org</text:span></text:a><text:span text:style-name="T21">"</text:span></text:p>
      <text:p text:style-name="Normal"/>
      <text:p text:style-name="Normal"><text:span text:style-name="T22">pl-20@pl20-OptiPlex-3020:~$<text:s/></text:span><text:span text:style-name="T23">nano ~/.gitconfig</text:span></text:p>
      <text:p text:style-name="Normal"><text:span text:style-name="T24">[user]</text:span></text:p>
      <text:p text:style-name="P25"><text:span text:style-name="T26"><text:s text:c="8"/>name =<text:s/></text:span><text:span text:style-name="T27">Poorvita</text:span></text:p>
      <text:p text:style-name="Normal"><text:span text:style-name="T28"><text:s text:c="8"/>email<text:s/></text:span><text:a xlink:href="mailto:kbtug20240@kbtcoe.org" office:target-frame-name="_top" xlink:show="replace"><text:span text:style-name="T29">kbtug20240@kbtcoe.org</text:span></text:a></text:p>
      <text:p text:style-name="Normal"/>
      <text:p text:style-name="Normal"><text:span text:style-name="T30">pl-20@pl20-OptiPlex-3020:~$</text:span><text:span text:style-name="T31"><text:s/>git clone<text:s/></text:span><text:a xlink:href="https://github.com/Poorvita%20/Fast.git" office:target-frame-name="_top" xlink:show="replace"><text:span text:style-name="T32">https://github.com/Poorvita /Fast.git</text:span></text:a></text:p>
      <text:p text:style-name="Normal"><text:span text:style-name="T33">Cloning into 'Fast'...</text:span></text:p>
      <text:p text:style-name="Normal"><text:span text:style-name="T34">warning: You appear to have cloned an empty repository.</text:span></text:p>
      <text:p text:style-name="Normal"/>
      <text:p text:style-name="Normal"><text:span text:style-name="T35">pl-20@pl20-OptiPlex-3020:~$<text:s/></text:span><text:span text:style-name="T36">cd Fast</text:span></text:p>
      <text:p text:style-name="Normal"/>
      <text:p text:style-name="Normal"><text:span text:style-name="T37">pl-20@pl20-OptiPlex-3020:~/Fast$<text:s/></text:span><text:span text:style-name="T38">git status</text:span></text:p>
      <text:p text:style-name="Normal"><text:span text:style-name="T39">On branch master</text:span></text:p>
      <text:p text:style-name="Normal"><text:span text:style-name="T40">No commits yet</text:span></text:p>
      <text:p text:style-name="Normal"><text:span text:style-name="T41">Untracked files:</text:span></text:p>
      <text:p text:style-name="Normal"><text:span text:style-name="T42"><text:s text:c="2"/>(use "git add &lt;file&gt;..." to include in what will be committed)</text:span></text:p>
      <text:p text:style-name="Normal"><text:span text:style-name="T43"><text:tab/></text:span><text:span text:style-name="T44">index.html</text:span></text:p>
      <text:p text:style-name="Normal"><text:span text:style-name="T45">nothing added to commit but untracked files present (use "git add" to track)</text:span></text:p>
      <text:p text:style-name="Normal"/>
      <text:p text:style-name="Normal"><text:span text:style-name="T46">pl-20@pl20-OptiPlex-3020:~/Fast$<text:s/></text:span><text:span text:style-name="T47">git add *</text:span></text:p>
      <text:p text:style-name="Normal"><text:span text:style-name="T48">pl-20@pl20-OptiPlex-3020:~/Fast$</text:span><text:span text:style-name="T49"><text:s/>git commit -m "strong commit Message"</text:span></text:p>
      <text:p text:style-name="Normal"><text:span text:style-name="T50">[master (root-commit) 4c3479d] strong commit Message</text:span></text:p>
      <text:p text:style-name="Normal"><text:span text:style-name="T51"><text:s/>1 file changed, 45 insertions(+)</text:span></text:p>
      <text:p text:style-name="Normal"><text:span text:style-name="T52"><text:s/>create mode 100644</text:span><text:span text:style-name="T53"><text:s/>index.html</text:span></text:p>
      <text:p text:style-name="Normal"/>
      <text:p text:style-name="Normal"><text:span text:style-name="T54">pl-20@pl20-OptiPlex-3020:~/Fast$</text:span><text:span text:style-name="T55"><text:s/>git push</text:span></text:p>
      <text:p text:style-name="Normal"><text:span text:style-name="T56">Username for '</text:span><text:a xlink:href="https://github.com" office:target-frame-name="_top" xlink:show="replace"><text:span text:style-name="T57">https://github.com</text:span></text:a><text:span text:style-name="T58">':<text:s/></text:span><text:span text:style-name="T59">Poorvita</text:span></text:p>
      <text:p text:style-name="Normal"><text:span text:style-name="T60">Password for '</text:span><text:a xlink:href="https://Surbhi@github.com" office:target-frame-name="_top" xlink:show="replace"><text:span text:style-name="T61">https://Surbhi@github.com</text:span></text:a><text:span text:style-name="T62">':<text:s/></text:span><text:span text:style-name="T63">kbtug@20</text:span><text:span text:style-name="T64">240</text:span></text:p>
      <text:p text:style-name="Normal"><text:span text:style-name="T65">------------------------------------------------------------------------------------------------------------------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urbhie Bhamare</meta:initial-creator>
    <dc:creator>Surbhie Bhamare</dc:creator>
    <meta:creation-date>2023-05-18T02:40:00Z</meta:creation-date>
    <dc:date>2023-05-18T07:15:00Z</dc:date>
    <meta:template xlink:href="Normal" xlink:type="simple"/>
    <meta:editing-cycles>5</meta:editing-cycles>
    <meta:editing-duration>PT240S</meta:editing-duration>
    <meta:document-statistic meta:page-count="1" meta:paragraph-count="3" meta:word-count="273" meta:character-count="1831" meta:row-count="13" meta:non-whitespace-character-count="1561"/>
  </office:meta>
</office:document-meta>
</file>